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ificato con versione trovata su Backup Disk I.d64 (dumpclub64.it - 35a sessione) che ha alcuni errori di digitazione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disk10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Confrontato con programma trovato su MC link.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6:35:57.55076415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6:36:08.751725872</dc:date>
    <meta:editing-cycles>252</meta:editing-cycles>
    <meta:editing-duration>P6DT7M37S</meta:editing-duration>
    <meta:generator>LibreOffice/24.2.5.2$Linux_X86_64 LibreOffice_project/420$Build-2</meta:generator>
    <meta:document-statistic meta:table-count="1" meta:cell-count="4023" meta:object-count="0"/>
  </office:meta>
</office:document-meta>
</file>